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65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5634in"/>
    </style:style>
    <style:style style:name="co5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2811in"/>
    </style:style>
    <style:style style:name="co9" style:family="table-column">
      <style:table-column-properties fo:break-before="auto" style:column-width="0.4846in"/>
    </style:style>
    <style:style style:name="co10" style:family="table-column">
      <style:table-column-properties fo:break-before="auto" style:column-width="0.609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681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6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l [cm]</text:p>
          </table:table-cell>
          <table:table-cell office:value-type="float" office:value="27.2">
            <text:p>27.2</text:p>
          </table:table-cell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ewicht [g]</text:p>
          </table:table-cell>
          <table:table-cell office:value-type="string">
            <text:p>Stab</text:p>
          </table:table-cell>
          <table:table-cell office:value-type="float" office:value="21.37">
            <text:p>21.3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etallklotz</text:p>
          </table:table-cell>
          <table:table-cell office:value-type="float" office:value="214.15">
            <text:p>214.1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gmu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1 Pendel frei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D11]/[.$C$11]" office:value-type="float" office:value="1.05">
            <text:p>1.05</text:p>
          </table:table-cell>
          <table:table-cell table:formula="of:=1/[.E11]" office:value-type="float" office:value="0.952380952380952">
            <text:p>0.9523809524</text:p>
          </table:table-cell>
          <table:table-cell table:formula="of:=2*[.$E$2]*[.F11]" office:value-type="float" office:value="5.9839860068377">
            <text:p>5.983986006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0.8">
            <text:p>20.8</text:p>
          </table:table-cell>
          <table:table-cell table:formula="of:=[.D12]/[.$C$11]" office:value-type="float" office:value="1.04">
            <text:p>1.04</text:p>
          </table:table-cell>
          <table:table-cell table:formula="of:=1/[.E12]" office:value-type="float" office:value="0.961538461538461">
            <text:p>0.9615384615</text:p>
          </table:table-cell>
          <table:table-cell table:formula="of:=2*[.$E$2]*[.F12]" office:value-type="float" office:value="6.04152433382652">
            <text:p>6.041524333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13]/[.$C$11]" office:value-type="float" office:value="1.05">
            <text:p>1.05</text:p>
          </table:table-cell>
          <table:table-cell table:formula="of:=1/[.E13]" office:value-type="float" office:value="0.952380952380952">
            <text:p>0.9523809524</text:p>
          </table:table-cell>
          <table:table-cell table:formula="of:=2*[.$E$2]*[.F13]" office:value-type="float" office:value="5.9839860068377">
            <text:p>5.983986006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14]/[.$C$11]" office:value-type="float" office:value="1.05">
            <text:p>1.05</text:p>
          </table:table-cell>
          <table:table-cell table:formula="of:=1/[.E14]" office:value-type="float" office:value="0.952380952380952">
            <text:p>0.9523809524</text:p>
          </table:table-cell>
          <table:table-cell table:formula="of:=2*[.$E$2]*[.F14]" office:value-type="float" office:value="5.9839860068377">
            <text:p>5.983986006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Federtiefe [cm]</text:p>
          </table:table-cell>
          <table:table-cell office:value-type="float" office:value="20">
            <text:p>20</text:p>
          </table:table-cell>
          <table:table-cell table:number-columns-repeated="8"/>
          <table:table-cell office:value-type="string">
            <text:p>Federtiefe [cm]</text:p>
          </table:table-cell>
          <table:table-cell office:value-type="float" office:value="15">
            <text:p>1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In 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In 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20.6">
            <text:p>20.6</text:p>
          </table:table-cell>
          <table:table-cell table:formula="of:=[.D20]/[.$C$20]" office:value-type="float" office:value="1.03">
            <text:p>1.03</text:p>
          </table:table-cell>
          <table:table-cell table:formula="of:=1/[.E20]" office:value-type="float" office:value="0.970873786407767">
            <text:p>0.9708737864</text:p>
          </table:table-cell>
          <table:table-cell table:formula="of:=2*[.$E$2]*[.F20]" office:value-type="float" office:value="6.10017990988309">
            <text:p>6.1001799099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20.6">
            <text:p>20.6</text:p>
          </table:table-cell>
          <table:table-cell table:formula="of:=[.N20]/[.$M$20]" office:value-type="float" office:value="1.03">
            <text:p>1.03</text:p>
          </table:table-cell>
          <table:table-cell table:formula="of:=1/[.O20]" office:value-type="float" office:value="0.970873786407767">
            <text:p>0.9708737864</text:p>
          </table:table-cell>
          <table:table-cell table:formula="of:=2*[.$E$2]*[.P20]" office:value-type="float" office:value="6.10017990988309">
            <text:p>6.1001799099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21]/[.$C$11]" office:value-type="float" office:value="1.05">
            <text:p>1.05</text:p>
          </table:table-cell>
          <table:table-cell table:formula="of:=1/[.E21]" office:value-type="float" office:value="0.952380952380952">
            <text:p>0.9523809524</text:p>
          </table:table-cell>
          <table:table-cell table:formula="of:=2*[.$E$2]*[.F21]" office:value-type="float" office:value="5.9839860068377">
            <text:p>5.9839860068</text:p>
          </table:table-cell>
          <table:table-cell table:number-columns-repeated="6"/>
          <table:table-cell office:value-type="float" office:value="21">
            <text:p>21</text:p>
          </table:table-cell>
          <table:table-cell table:formula="of:=[.N21]/[.$M$20]" office:value-type="float" office:value="1.05">
            <text:p>1.05</text:p>
          </table:table-cell>
          <table:table-cell table:formula="of:=1/[.O21]" office:value-type="float" office:value="0.952380952380952">
            <text:p>0.9523809524</text:p>
          </table:table-cell>
          <table:table-cell table:formula="of:=2*[.$E$2]*[.P21]" office:value-type="float" office:value="5.9839860068377">
            <text:p>5.9839860068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22]/[.$C$11]" office:value-type="float" office:value="1.05">
            <text:p>1.05</text:p>
          </table:table-cell>
          <table:table-cell table:formula="of:=1/[.E22]" office:value-type="float" office:value="0.952380952380952">
            <text:p>0.9523809524</text:p>
          </table:table-cell>
          <table:table-cell table:formula="of:=2*[.$E$2]*[.F22]" office:value-type="float" office:value="5.9839860068377">
            <text:p>5.9839860068</text:p>
          </table:table-cell>
          <table:table-cell table:number-columns-repeated="6"/>
          <table:table-cell office:value-type="float" office:value="21">
            <text:p>21</text:p>
          </table:table-cell>
          <table:table-cell table:formula="of:=[.N22]/[.$M$20]" office:value-type="float" office:value="1.05">
            <text:p>1.05</text:p>
          </table:table-cell>
          <table:table-cell table:formula="of:=1/[.O22]" office:value-type="float" office:value="0.952380952380952">
            <text:p>0.9523809524</text:p>
          </table:table-cell>
          <table:table-cell table:formula="of:=2*[.$E$2]*[.P22]" office:value-type="float" office:value="5.9839860068377">
            <text:p>5.9839860068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.8">
            <text:p>20.8</text:p>
          </table:table-cell>
          <table:table-cell table:formula="of:=[.D23]/[.$C$11]" office:value-type="float" office:value="1.04">
            <text:p>1.04</text:p>
          </table:table-cell>
          <table:table-cell table:formula="of:=1/[.E23]" office:value-type="float" office:value="0.961538461538461">
            <text:p>0.9615384615</text:p>
          </table:table-cell>
          <table:table-cell table:formula="of:=2*[.$E$2]*[.F23]" office:value-type="float" office:value="6.04152433382652">
            <text:p>6.0415243338</text:p>
          </table:table-cell>
          <table:table-cell table:number-columns-repeated="6"/>
          <table:table-cell office:value-type="float" office:value="20.8">
            <text:p>20.8</text:p>
          </table:table-cell>
          <table:table-cell table:formula="of:=[.N23]/[.$M$20]" office:value-type="float" office:value="1.04">
            <text:p>1.04</text:p>
          </table:table-cell>
          <table:table-cell table:formula="of:=1/[.O23]" office:value-type="float" office:value="0.961538461538461">
            <text:p>0.9615384615</text:p>
          </table:table-cell>
          <table:table-cell table:formula="of:=2*[.$E$2]*[.P23]" office:value-type="float" office:value="6.04152433382652">
            <text:p>6.0415243338</text:p>
          </table:table-cell>
          <table:table-cell table:number-columns-repeated="1007"/>
        </table:table-row>
        <table:table-row table:style-name="ro3">
          <table:table-cell table:number-columns-repeated="14"/>
          <table:table-cell table:formula="of:=STDEV([.O20:.O23])" office:value-type="float" office:value="0.00957427107756339">
            <text:p>0.0095742711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1/SQRT(4)*[.O24]" office:value-type="float" office:value="0.0047871355387817">
            <text:p>0.0047871355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Gegen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Gegen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19.4">
            <text:p>19.4</text:p>
          </table:table-cell>
          <table:table-cell table:formula="of:=[.D29]/[.$C$29]" office:value-type="float" office:value="0.97">
            <text:p>0.97</text:p>
          </table:table-cell>
          <table:table-cell table:formula="of:=1/[.E29]" office:value-type="float" office:value="1.03092783505155">
            <text:p>1.0309278351</text:p>
          </table:table-cell>
          <table:table-cell table:formula="of:=2*[.$E$2]*[.F29]" office:value-type="float" office:value="6.47751062595834">
            <text:p>6.477510626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19.4">
            <text:p>19.4</text:p>
          </table:table-cell>
          <table:table-cell table:formula="of:=[.N29]/[.$M$29]" office:value-type="float" office:value="0.97">
            <text:p>0.97</text:p>
          </table:table-cell>
          <table:table-cell table:formula="of:=1/[.O29]" office:value-type="float" office:value="1.03092783505155">
            <text:p>1.0309278351</text:p>
          </table:table-cell>
          <table:table-cell table:formula="of:=2*[.$E$2]*[.P29]" office:value-type="float" office:value="6.47751062595834">
            <text:p>6.477510626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9">
            <text:p>19</text:p>
          </table:table-cell>
          <table:table-cell table:formula="of:=[.D30]/[.$C$29]" office:value-type="float" office:value="0.95">
            <text:p>0.95</text:p>
          </table:table-cell>
          <table:table-cell table:formula="of:=1/[.E30]" office:value-type="float" office:value="1.05263157894737">
            <text:p>1.0526315789</text:p>
          </table:table-cell>
          <table:table-cell table:formula="of:=2*[.$E$2]*[.F30]" office:value-type="float" office:value="6.61387927071535">
            <text:p>6.6138792707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[.N30]/[.$M$29]" office:value-type="float" office:value="0.95">
            <text:p>0.95</text:p>
          </table:table-cell>
          <table:table-cell table:formula="of:=1/[.O30]" office:value-type="float" office:value="1.05263157894737">
            <text:p>1.0526315789</text:p>
          </table:table-cell>
          <table:table-cell table:formula="of:=2*[.$E$2]*[.P30]" office:value-type="float" office:value="6.61387927071535">
            <text:p>6.6138792707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9">
            <text:p>19</text:p>
          </table:table-cell>
          <table:table-cell table:formula="of:=[.D31]/[.$C$29]" office:value-type="float" office:value="0.95">
            <text:p>0.95</text:p>
          </table:table-cell>
          <table:table-cell table:formula="of:=1/[.E31]" office:value-type="float" office:value="1.05263157894737">
            <text:p>1.0526315789</text:p>
          </table:table-cell>
          <table:table-cell table:formula="of:=2*[.$E$2]*[.F31]" office:value-type="float" office:value="6.61387927071535">
            <text:p>6.6138792707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[.N31]/[.$M$29]" office:value-type="float" office:value="0.95">
            <text:p>0.95</text:p>
          </table:table-cell>
          <table:table-cell table:formula="of:=1/[.O31]" office:value-type="float" office:value="1.05263157894737">
            <text:p>1.0526315789</text:p>
          </table:table-cell>
          <table:table-cell table:formula="of:=2*[.$E$2]*[.P31]" office:value-type="float" office:value="6.61387927071535">
            <text:p>6.6138792707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9">
            <text:p>19</text:p>
          </table:table-cell>
          <table:table-cell table:formula="of:=[.D32]/[.$C$29]" office:value-type="float" office:value="0.95">
            <text:p>0.95</text:p>
          </table:table-cell>
          <table:table-cell table:formula="of:=1/[.E32]" office:value-type="float" office:value="1.05263157894737">
            <text:p>1.0526315789</text:p>
          </table:table-cell>
          <table:table-cell table:formula="of:=2*[.$E$2]*[.F32]" office:value-type="float" office:value="6.61387927071535">
            <text:p>6.6138792707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[.N32]/[.$M$29]" office:value-type="float" office:value="0.95">
            <text:p>0.95</text:p>
          </table:table-cell>
          <table:table-cell table:formula="of:=1/[.O32]" office:value-type="float" office:value="1.05263157894737">
            <text:p>1.0526315789</text:p>
          </table:table-cell>
          <table:table-cell table:formula="of:=2*[.$E$2]*[.P32]" office:value-type="float" office:value="6.61387927071535">
            <text:p>6.6138792707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float" office:value="48.2">
            <text:p>48.2</text:p>
          </table:table-cell>
          <table:table-cell table:formula="of:=[.D33]/[.$C$33]" office:value-type="float" office:value="0.964">
            <text:p>0.964</text:p>
          </table:table-cell>
          <table:table-cell table:formula="of:=1/[.E33]" office:value-type="float" office:value="1.03734439834025">
            <text:p>1.0373443983</text:p>
          </table:table-cell>
          <table:table-cell table:formula="of:=2*[.$E$2]*[.F33]" office:value-type="float" office:value="6.5178270821365">
            <text:p>6.5178270821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48.2">
            <text:p>48.2</text:p>
          </table:table-cell>
          <table:table-cell table:formula="of:=[.N33]/[.$M$33]" office:value-type="float" office:value="0.964">
            <text:p>0.964</text:p>
          </table:table-cell>
          <table:table-cell table:formula="of:=1/[.O33]" office:value-type="float" office:value="1.03734439834025">
            <text:p>1.0373443983</text:p>
          </table:table-cell>
          <table:table-cell table:formula="of:=2*[.$E$2]*[.P33]" office:value-type="float" office:value="6.5178270821365">
            <text:p>6.5178270821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48.2">
            <text:p>48.2</text:p>
          </table:table-cell>
          <table:table-cell table:formula="of:=[.D34]/[.$C$33]" office:value-type="float" office:value="0.964">
            <text:p>0.964</text:p>
          </table:table-cell>
          <table:table-cell table:formula="of:=1/[.E34]" office:value-type="float" office:value="1.03734439834025">
            <text:p>1.0373443983</text:p>
          </table:table-cell>
          <table:table-cell table:formula="of:=2*[.$E$2]*[.F34]" office:value-type="float" office:value="6.5178270821365">
            <text:p>6.5178270821</text:p>
          </table:table-cell>
          <table:table-cell table:number-columns-repeated="6"/>
          <table:table-cell office:value-type="float" office:value="48.2">
            <text:p>48.2</text:p>
          </table:table-cell>
          <table:table-cell table:formula="of:=[.N34]/[.$M$33]" office:value-type="float" office:value="0.964">
            <text:p>0.964</text:p>
          </table:table-cell>
          <table:table-cell table:formula="of:=1/[.O34]" office:value-type="float" office:value="1.03734439834025">
            <text:p>1.0373443983</text:p>
          </table:table-cell>
          <table:table-cell table:formula="of:=2*[.$E$2]*[.P34]" office:value-type="float" office:value="6.5178270821365">
            <text:p>6.5178270821</text:p>
          </table:table-cell>
          <table:table-cell table:number-columns-repeated="1007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office:value-type="string">
            <text:p>Nullstart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ullstart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number-columns-repeated="2" office:value-type="float" office:value="20">
            <text:p>20</text:p>
          </table:table-cell>
          <table:table-cell table:formula="of:=[.D42]/[.$C$42]" office:value-type="float" office:value="1">
            <text:p>1</text:p>
          </table:table-cell>
          <table:table-cell table:formula="of:=1/[.E42]" office:value-type="float" office:value="1">
            <text:p>1</text:p>
          </table:table-cell>
          <table:table-cell table:formula="of:=2*[.$E$2]*[.F42]" office:value-type="float" office:value="6.28318530717959">
            <text:p>6.2831853072</text:p>
          </table:table-cell>
          <table:table-cell table:number-columns-repeated="5"/>
          <table:table-cell table:number-columns-repeated="2" office:value-type="float" office:value="20">
            <text:p>20</text:p>
          </table:table-cell>
          <table:table-cell table:formula="of:=[.N42]/[.$M$42]" office:value-type="float" office:value="1">
            <text:p>1</text:p>
          </table:table-cell>
          <table:table-cell table:formula="of:=1/[.O42]" office:value-type="float" office:value="1">
            <text:p>1</text:p>
          </table:table-cell>
          <table:table-cell table:formula="of:=2*[.$E$2]*[.P42]" office:value-type="float" office:value="6.28318530717959">
            <text:p>6.2831853072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">
            <text:p>20</text:p>
          </table:table-cell>
          <table:table-cell table:formula="of:=[.D43]/[.$C$42]" office:value-type="float" office:value="1">
            <text:p>1</text:p>
          </table:table-cell>
          <table:table-cell table:formula="of:=1/[.E43]" office:value-type="float" office:value="1">
            <text:p>1</text:p>
          </table:table-cell>
          <table:table-cell table:formula="of:=2*[.$E$2]*[.F43]" office:value-type="float" office:value="6.28318530717959">
            <text:p>6.2831853072</text:p>
          </table:table-cell>
          <table:table-cell table:number-columns-repeated="6"/>
          <table:table-cell office:value-type="float" office:value="20">
            <text:p>20</text:p>
          </table:table-cell>
          <table:table-cell table:formula="of:=[.N43]/[.$M$42]" office:value-type="float" office:value="1">
            <text:p>1</text:p>
          </table:table-cell>
          <table:table-cell table:formula="of:=1/[.O43]" office:value-type="float" office:value="1">
            <text:p>1</text:p>
          </table:table-cell>
          <table:table-cell table:formula="of:=2*[.$E$2]*[.P43]" office:value-type="float" office:value="6.28318530717959">
            <text:p>6.2831853072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.4">
            <text:p>20.4</text:p>
          </table:table-cell>
          <table:table-cell table:formula="of:=[.D44]/[.$C$42]" office:value-type="float" office:value="1.02">
            <text:p>1.02</text:p>
          </table:table-cell>
          <table:table-cell table:formula="of:=1/[.E44]" office:value-type="float" office:value="0.980392156862745">
            <text:p>0.9803921569</text:p>
          </table:table-cell>
          <table:table-cell table:formula="of:=2*[.$E$2]*[.F44]" office:value-type="float" office:value="6.1599855952741">
            <text:p>6.1599855953</text:p>
          </table:table-cell>
          <table:table-cell table:number-columns-repeated="6"/>
          <table:table-cell office:value-type="float" office:value="20.4">
            <text:p>20.4</text:p>
          </table:table-cell>
          <table:table-cell table:formula="of:=[.N44]/[.$M$42]" office:value-type="float" office:value="1.02">
            <text:p>1.02</text:p>
          </table:table-cell>
          <table:table-cell table:formula="of:=1/[.O44]" office:value-type="float" office:value="0.980392156862745">
            <text:p>0.9803921569</text:p>
          </table:table-cell>
          <table:table-cell table:formula="of:=2*[.$E$2]*[.P44]" office:value-type="float" office:value="6.1599855952741">
            <text:p>6.1599855953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">
            <text:p>20</text:p>
          </table:table-cell>
          <table:table-cell table:formula="of:=[.D45]/[.$C$42]" office:value-type="float" office:value="1">
            <text:p>1</text:p>
          </table:table-cell>
          <table:table-cell table:formula="of:=1/[.E45]" office:value-type="float" office:value="1">
            <text:p>1</text:p>
          </table:table-cell>
          <table:table-cell table:formula="of:=2*[.$E$2]*[.F45]" office:value-type="float" office:value="6.28318530717959">
            <text:p>6.2831853072</text:p>
          </table:table-cell>
          <table:table-cell table:number-columns-repeated="6"/>
          <table:table-cell office:value-type="float" office:value="20">
            <text:p>20</text:p>
          </table:table-cell>
          <table:table-cell table:formula="of:=[.N45]/[.$M$42]" office:value-type="float" office:value="1">
            <text:p>1</text:p>
          </table:table-cell>
          <table:table-cell table:formula="of:=1/[.O45]" office:value-type="float" office:value="1">
            <text:p>1</text:p>
          </table:table-cell>
          <table:table-cell table:formula="of:=2*[.$E$2]*[.P45]" office:value-type="float" office:value="6.28318530717959">
            <text:p>6.2831853072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D46]/[.$C$46]" office:value-type="float" office:value="0.96">
            <text:p>0.96</text:p>
          </table:table-cell>
          <table:table-cell table:formula="of:=1/[.E46]" office:value-type="float" office:value="1.04166666666667">
            <text:p>1.0416666667</text:p>
          </table:table-cell>
          <table:table-cell table:formula="of:=2*[.$E$2]*[.F46]" office:value-type="float" office:value="6.54498469497874">
            <text:p>6.544984695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N46]/[.$M$46]" office:value-type="float" office:value="0.96">
            <text:p>0.96</text:p>
          </table:table-cell>
          <table:table-cell table:formula="of:=1/[.O46]" office:value-type="float" office:value="1.04166666666667">
            <text:p>1.0416666667</text:p>
          </table:table-cell>
          <table:table-cell table:formula="of:=2*[.$E$2]*[.P46]" office:value-type="float" office:value="6.54498469497874">
            <text:p>6.544984695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48.2">
            <text:p>48.2</text:p>
          </table:table-cell>
          <table:table-cell table:formula="of:=[.D47]/[.$C$46]" office:value-type="float" office:value="0.964">
            <text:p>0.964</text:p>
          </table:table-cell>
          <table:table-cell table:formula="of:=1/[.E47]" office:value-type="float" office:value="1.03734439834025">
            <text:p>1.0373443983</text:p>
          </table:table-cell>
          <table:table-cell table:formula="of:=2*[.$E$2]*[.F47]" office:value-type="float" office:value="6.5178270821365">
            <text:p>6.5178270821</text:p>
          </table:table-cell>
          <table:table-cell table:number-columns-repeated="6"/>
          <table:table-cell office:value-type="float" office:value="48.2">
            <text:p>48.2</text:p>
          </table:table-cell>
          <table:table-cell table:formula="of:=[.N47]/[.$M$46]" office:value-type="float" office:value="0.964">
            <text:p>0.964</text:p>
          </table:table-cell>
          <table:table-cell table:formula="of:=1/[.O47]" office:value-type="float" office:value="1.03734439834025">
            <text:p>1.0373443983</text:p>
          </table:table-cell>
          <table:table-cell table:formula="of:=2*[.$E$2]*[.P47]" office:value-type="float" office:value="6.5178270821365">
            <text:p>6.5178270821</text:p>
          </table:table-cell>
          <table:table-cell table:number-columns-repeated="1007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/>
          <table:table-cell office:value-type="string">
            <text:p>T_s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T_s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float" office:value="63.5">
            <text:p>63.5</text:p>
          </table:table-cell>
          <table:table-cell table:formula="of:=[.D55]/[.$C$55]" office:value-type="float" office:value="12.7">
            <text:p>12.7</text:p>
          </table:table-cell>
          <table:table-cell table:formula="of:=1/[.E55]" office:value-type="float" office:value="0.078740157480315">
            <text:p>0.0787401575</text:p>
          </table:table-cell>
          <table:table-cell table:formula="of:=2*[.$E$2]*[.F55]" office:value-type="float" office:value="0.494739000565322">
            <text:p>0.4947390006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63.5">
            <text:p>63.5</text:p>
          </table:table-cell>
          <table:table-cell table:formula="of:=[.N55]/[.$C$55]" office:value-type="float" office:value="12.7">
            <text:p>12.7</text:p>
          </table:table-cell>
          <table:table-cell table:formula="of:=1/[.O55]" office:value-type="float" office:value="0.078740157480315">
            <text:p>0.0787401575</text:p>
          </table:table-cell>
          <table:table-cell table:formula="of:=2*[.$E$2]*[.P55]" office:value-type="float" office:value="0.494739000565322">
            <text:p>0.4947390006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64">
            <text:p>64</text:p>
          </table:table-cell>
          <table:table-cell table:formula="of:=[.D56]/[.$C$55]" office:value-type="float" office:value="12.8">
            <text:p>12.8</text:p>
          </table:table-cell>
          <table:table-cell table:formula="of:=1/[.E56]" office:value-type="float" office:value="0.078125">
            <text:p>0.078125</text:p>
          </table:table-cell>
          <table:table-cell table:formula="of:=2*[.$E$2]*[.F56]" office:value-type="float" office:value="0.490873852123405">
            <text:p>0.4908738521</text:p>
          </table:table-cell>
          <table:table-cell table:number-columns-repeated="6"/>
          <table:table-cell office:value-type="float" office:value="64">
            <text:p>64</text:p>
          </table:table-cell>
          <table:table-cell table:formula="of:=[.N56]/[.$C$55]" office:value-type="float" office:value="12.8">
            <text:p>12.8</text:p>
          </table:table-cell>
          <table:table-cell table:formula="of:=1/[.O56]" office:value-type="float" office:value="0.078125">
            <text:p>0.078125</text:p>
          </table:table-cell>
          <table:table-cell table:formula="of:=2*[.$E$2]*[.P56]" office:value-type="float" office:value="0.490873852123405">
            <text:p>0.4908738521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63.8">
            <text:p>63.8</text:p>
          </table:table-cell>
          <table:table-cell table:formula="of:=[.D57]/[.$C$55]" office:value-type="float" office:value="12.76">
            <text:p>12.76</text:p>
          </table:table-cell>
          <table:table-cell table:formula="of:=1/[.E57]" office:value-type="float" office:value="0.0783699059561129">
            <text:p>0.078369906</text:p>
          </table:table-cell>
          <table:table-cell table:formula="of:=2*[.$E$2]*[.F57]" office:value-type="float" office:value="0.492412641628494">
            <text:p>0.4924126416</text:p>
          </table:table-cell>
          <table:table-cell table:number-columns-repeated="6"/>
          <table:table-cell office:value-type="float" office:value="63.8">
            <text:p>63.8</text:p>
          </table:table-cell>
          <table:table-cell table:formula="of:=[.N57]/[.$C$55]" office:value-type="float" office:value="12.76">
            <text:p>12.76</text:p>
          </table:table-cell>
          <table:table-cell table:formula="of:=1/[.O57]" office:value-type="float" office:value="0.0783699059561129">
            <text:p>0.078369906</text:p>
          </table:table-cell>
          <table:table-cell table:formula="of:=2*[.$E$2]*[.P57]" office:value-type="float" office:value="0.492412641628494">
            <text:p>0.4924126416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63">
            <text:p>63</text:p>
          </table:table-cell>
          <table:table-cell table:formula="of:=[.D58]/[.$C$55]" office:value-type="float" office:value="12.6">
            <text:p>12.6</text:p>
          </table:table-cell>
          <table:table-cell table:formula="of:=1/[.E58]" office:value-type="float" office:value="0.0793650793650794">
            <text:p>0.0793650794</text:p>
          </table:table-cell>
          <table:table-cell table:formula="of:=2*[.$E$2]*[.F58]" office:value-type="float" office:value="0.498665500569808">
            <text:p>0.4986655006</text:p>
          </table:table-cell>
          <table:table-cell table:number-columns-repeated="6"/>
          <table:table-cell office:value-type="float" office:value="63">
            <text:p>63</text:p>
          </table:table-cell>
          <table:table-cell table:formula="of:=[.N58]/[.$C$55]" office:value-type="float" office:value="12.6">
            <text:p>12.6</text:p>
          </table:table-cell>
          <table:table-cell table:formula="of:=1/[.O58]" office:value-type="float" office:value="0.0793650793650794">
            <text:p>0.0793650794</text:p>
          </table:table-cell>
          <table:table-cell table:formula="of:=2*[.$E$2]*[.P58]" office:value-type="float" office:value="0.498665500569808">
            <text:p>0.4986655006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STDEV([.E55:.E58])" office:value-type="float" office:value="0.0869865890046663">
            <text:p>0.086986589</text:p>
          </table:table-cell>
          <table:table-cell table:number-columns-repeated="9"/>
          <table:table-cell table:formula="of:=STDEV([.O55:.O58])" office:value-type="float" office:value="0.0869865890046663">
            <text:p>0.086986589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1/SQRT(4)*[.E59]" office:value-type="float" office:value="0.0434932945023332">
            <text:p>0.0434932945</text:p>
          </table:table-cell>
          <table:table-cell table:number-columns-repeated="9"/>
          <table:table-cell table:formula="of:=1/SQRT(4)*[.O59]" office:value-type="float" office:value="0.0434932945023332">
            <text:p>0.0434932945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dx1[m]</text:p>
          </table:table-cell>
          <table:table-cell office:value-type="string">
            <text:p>Dx_2[m]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k</text:p>
          </table:table-cell>
          <table:table-cell table:number-columns-repeated="5"/>
          <table:table-cell office:value-type="string">
            <text:p>dx1[m]</text:p>
          </table:table-cell>
          <table:table-cell office:value-type="string">
            <text:p>Dx_2[m]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k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office:value-type="float" office:value="0.8496">
            <text:p>0.8496</text:p>
          </table:table-cell>
          <table:table-cell office:value-type="float" office:value="9.4824">
            <text:p>9.4824</text:p>
          </table:table-cell>
          <table:table-cell table:formula="of:=[.D62]/[.E62]" office:value-type="float" office:value="0.0895975702353834">
            <text:p>0.0895975702</text:p>
          </table:table-cell>
          <table:table-cell table:number-columns-repeated="5"/>
          <table:table-cell office:value-type="float" office:value="0.325">
            <text:p>0.325</text:p>
          </table:table-cell>
          <table:table-cell office:value-type="float" office:value="5">
            <text:p>5</text:p>
          </table:table-cell>
          <table:table-cell office:value-type="float" office:value="0.6136">
            <text:p>0.6136</text:p>
          </table:table-cell>
          <table:table-cell office:value-type="float" office:value="9.4824">
            <text:p>9.4824</text:p>
          </table:table-cell>
          <table:table-cell table:formula="of:=[.N62]/[.O62]" office:value-type="float" office:value="0.0647093562811103">
            <text:p>0.0647093563</text:p>
          </table:table-cell>
          <table:table-cell table:number-columns-repeated="1008"/>
        </table:table-row>
        <table:table-row table:style-name="ro1">
          <table:table-cell office:value-type="string">
            <text:p>l [cm]</text:p>
          </table:table-cell>
          <table:table-cell table:number-columns-repeated="1023"/>
        </table:table-row>
        <table:table-row table:style-name="ro1">
          <table:table-cell office:value-type="float" office:value="30.35">
            <text:p>30.35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 style:data-style-name="N2" text:time-value="0000-00-00T13:46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2:47:54</meta:creation-date>
    <meta:editing-cycles>2</meta:editing-cycles>
    <meta:editing-duration>P0D</meta:editing-duration>
    <meta:generator>LibreOffice/4.0.1.2$Linux_X86_64 LibreOffice_project/84102822e3d61eb989ddd325abf1ac077904985</meta:generator>
    <dc:date>2013-04-23T13:50:45</dc:date>
    <meta:document-statistic meta:table-count="1" meta:cell-count="292" meta:object-count="0"/>
  </office:meta>
</office:document-meta>
</file>